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Utils.modify( Calendar val , int field , boolean round )</text:p>
          </table:table-cell>
          <table:table-cell office:value-type="float" office:value="31">
            <text:p text:style-name="Table_20_Contents">31</text:p>
          </table:table-cell>
          <table:table-cell office:value-type="float" office:value="51">
            <text:p text:style-name="Table_20_Contents">51</text:p>
          </table:table-cell>
          <table:table-cell office:value-type="float" office:value="94">
            <text:p text:style-name="Table_20_Contents">94</text:p>
          </table:table-cell>
        </table:table-row>
        <table:table-row>
          <table:table-cell office:value-type="string">
            <text:p text:style-name="Table_20_Contents">DateUtils.getFragmentInMilliseconds( Calendar calendar , int frag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DateIterator.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ateUtils.getFragmentInMinutes( Date date , int frag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Ite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Utils.setYears( Date date , int am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Utils.getFragmentInHours( Date date , int frag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Utils.addMinutes( Date date , int am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Utils.isSameInstant( Calendar cal1 , Calendar cal2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ateUtils.round( Date date , int fiel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ateUtils.addMilliseconds( Date date , int am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Utils.getFragmentInMinutes( Calendar calendar , int frag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Ite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Utils.iterator( Date focus , int rangeSty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ateUtils.round( Calendar date , int fiel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ateUtils.setMinutes( Date date , int am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Iterator.DateIterator( Calendar startFinal , Calendar endFin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ateUtils.getFragmentInHours( Calendar calendar , int frag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Utils.setSeconds( Date date , int am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Utils.addHours( Date date , int am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Utils.getFragmentInDays( Date date , int frag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Utils.isSameLocalTime( Calendar cal1 , Calendar cal2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ateUtils.setHours( Date date , int am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Utils.add( Date date , int calendarField , int amou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ateUtils.truncate( Calendar date , int fiel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ateUtils.round( Object date , int fiel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ateUtils.isSameDay( Date date1 , Date date2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ateUtils.addWeeks( Date date , int am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Utils.addSeconds( Date date , int am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Utils.getFragment( Calendar calendar , int fragment , int unit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9">
            <text:p text:style-name="Table_20_Contents">19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DateUtils.getFragmentInSeconds( Calendar calendar , int frag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Utils.parseDate( String str , String [ ] parsePattern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ateUtils.getFragmentInDays( Calendar calendar , int frag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Utils.Date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Utils.truncate( Object date , int fiel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ateUtils.addYears( Date date , int am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Utils.set( Date date , int calendarField , int amou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ateUtils.truncate( Date date , int fiel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ateUtils.setMilliseconds( Date date , int am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Utils.getMillisPerUnit( int uni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DateUtils.getFragmentInSeconds( Date date , int frag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Utils.iterator( Calendar focus , int rangeStyle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7">
            <text:p text:style-name="Table_20_Contents">17</text:p>
          </table:table-cell>
          <table:table-cell office:value-type="float" office:value="66">
            <text:p text:style-name="Table_20_Contents">66</text:p>
          </table:table-cell>
        </table:table-row>
        <table:table-row>
          <table:table-cell office:value-type="string">
            <text:p text:style-name="Table_20_Contents">DateUtils.isSameInstant( Date date1 , Date date2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ateUtils.isSameDay( Calendar cal1 , Calendar cal2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ateUtils.getFragment( Date date , int fragment , int uni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ateUtils.iterator( Object focus , int rangeSty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ateUtils.setMonths( Date date , int am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Utils.setDays( Date date , int am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Utils.addMonths( Date date , int am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Utils.getFragmentInMilliseconds( Date date , int frag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Utils.addDays( Date date , int am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